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c7f64" officeooo:paragraph-rsid="000c7f64"/>
    </style:style>
    <style:style style:name="P2" style:family="paragraph" style:parent-style-name="Text_20_body">
      <style:paragraph-properties fo:text-align="justify" style:justify-single-word="false"/>
      <style:text-properties officeooo:rsid="000dfb6e" officeooo:paragraph-rsid="000dfb6e"/>
    </style:style>
    <style:style style:name="P3" style:family="paragraph" style:parent-style-name="Text_20_body">
      <style:paragraph-properties fo:text-align="justify" style:justify-single-word="false"/>
      <style:text-properties officeooo:rsid="000e71b7" officeooo:paragraph-rsid="000e71b7"/>
    </style:style>
    <style:style style:name="P4" style:family="paragraph" style:parent-style-name="Text_20_body">
      <style:paragraph-properties fo:text-align="justify" style:justify-single-word="false"/>
      <style:text-properties style:font-name="monospace" officeooo:paragraph-rsid="000e71b7"/>
    </style:style>
    <style:style style:name="P5" style:family="paragraph" style:parent-style-name="Text_20_body">
      <style:paragraph-properties fo:text-align="justify" style:justify-single-word="false"/>
      <style:text-properties style:font-name="monospace" officeooo:paragraph-rsid="00101658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  <style:text-properties officeooo:rsid="000c7f64" officeooo:paragraph-rsid="000c7f64"/>
    </style:style>
    <style:style style:name="P8" style:family="paragraph" style:parent-style-name="Heading_20_3">
      <style:paragraph-properties fo:text-align="justify" style:justify-single-word="false"/>
      <style:text-properties officeooo:rsid="000dfb6e" officeooo:paragraph-rsid="000dfb6e"/>
    </style:style>
    <style:style style:name="P9" style:family="paragraph" style:parent-style-name="Heading_20_3">
      <style:paragraph-properties fo:text-align="justify" style:justify-single-word="false"/>
      <style:text-properties officeooo:rsid="000e71b7" officeooo:paragraph-rsid="000e71b7"/>
    </style:style>
    <style:style style:name="P10" style:family="paragraph" style:parent-style-name="Heading_20_3">
      <style:paragraph-properties fo:text-align="justify" style:justify-single-word="false"/>
      <style:text-properties officeooo:rsid="00101658" officeooo:paragraph-rsid="00101658"/>
    </style:style>
    <style:style style:name="P11" style:family="paragraph" style:parent-style-name="Heading_20_1">
      <style:paragraph-properties fo:text-align="justify" style:justify-single-word="false"/>
      <style:text-properties officeooo:rsid="000c7f64" officeooo:paragraph-rsid="000c7f64"/>
    </style:style>
    <style:style style:name="T1" style:family="text">
      <style:text-properties style:font-name="monospace1"/>
    </style:style>
    <style:style style:name="T2" style:family="text">
      <style:text-properties style:font-name="Liberation Serif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officeooo:rsid="0010165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Zadanie 5.</text:h>
      <text:h text:style-name="P7" text:outline-level="3">5.1 Opis problemu:</text:h>
      <text:p text:style-name="P2">Rekurencyjny model wzrostu populacji.</text:p>
      <text:p text:style-name="P2">Mamy zadany wzór: <draw:frame draw:style-name="fr1" draw:name="Object1" text:anchor-type="as-char" svg:y="-0.152in" svg:width="2.7047in" svg:height="0.22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Przeprowadzić 40 iteracji w arytmetyce <text:span text:style-name="T1">Float32</text:span><text:span text:style-name="T2">, po czym zmodyfikować 10 wynik tzn, obciąć go po 3 miejscu po przecinku i kontynuować obliczenia.</text:span></text:p>
      <text:h text:style-name="P8" text:outline-level="3">5.2 Rozwiązanie:</text:h>
      <text:p text:style-name="P3">Implementacja iteracyjnego algorytmu w języku <text:span text:style-name="T1">Julia</text:span><text:span text:style-name="T2">.</text:span></text:p>
      <text:h text:style-name="P9" text:outline-level="3">5.3 Wyniki:</text:h>
      <text:p text:style-name="P3">Nr: Wartość(Float32): Wartość(Float32): <text:s/>Błąd bezwzględny: Wartość(Float64)</text:p>
      <text:p text:style-name="P3"><text:tab/><text:tab/><text:tab/> ze stopem</text:p>
      <text:p text:style-name="P4"><text:span text:style-name="T3">0: 0.01       <text:tab/>0.01    <text:tab/><text:tab/>0.0     <text:tab/>0.01 </text:span><text:line-break/>1: 0.0397 <text:tab/>0.0397 <text:tab/><text:tab/>0.0 <text:tab/><text:tab/>0.0397 <text:line-break/>2: 0.15407173 <text:tab/>0.15407173<text:tab/>0.0 <text:tab/><text:tab/>0.15407173000000002 <text:line-break/>3: 0.5450726 <text:tab/>0.5450726<text:tab/><text:tab/>0.0<text:tab/><text:tab/>0.5450726260444213 <text:line-break/>4: 1.2889781 <text:tab/>1.2889781 <text:tab/>0.0 <text:tab/><text:tab/>1.2889780011888006<text:line-break/>…<text:line-break/><text:span text:style-name="T3">9: 0.21559286<text:tab/>0.21559286<text:tab/>0.0<text:tab/><text:tab/><text:tab/>0.21558683923263022 </text:span><text:line-break/>10: 0.7229306<text:tab/>0.722<text:tab/><text:tab/>0.0012872706 <text:tab/>0.722914301179573 <text:line-break/>11: 1.3238364 <text:tab/>1.3241479 <text:tab/>0.00023529635 <text:tab/>1.3238419441684408 <text:line-break/>12: 0.037716985 0.036488414 <text:tab/>0.032573413 <text:tab/>0.03769529725473175</text:p>
      <text:p text:style-name="P5">…<text:line-break/><text:span text:style-name="T3">36: 0.95646656<text:tab/>0.13344833 <text:tab/>0.86047775<text:tab/>1.1325322626697856 </text:span><text:line-break/>37: 1.0813814 <text:tab/>0.48036796 <text:tab/>0.55578303 <text:tab/>0.6822410727153098 <text:line-break/>38: 0.81736827 1.2292118 <text:tab/>0.50386536 <text:tab/>1.3326056469620293 <text:line-break/>39: 1.2652004 <text:tab/>0.3839622 <text:tab/>0.6965206 <text:tab/>0.0029091569028512065 <text:line-break/>40: 0.25860548 1.093568<text:tab/><text:tab/>3.2287116 <text:tab/>0.011611238029748606</text:p>
      <text:h text:style-name="P10" text:outline-level="3">5.4 Wnioski:</text:h>
      <text:p text:style-name="P6"><text:span text:style-name="T4">Zastosowanie obcięcia w 10 iteracji spowodowało na początku niewielki błąd jednak w trakcie obliczania kolejnych wartości błąd się kumulował i narastał. Dodatkowo widzimy, że użycie </text:span><text:soft-page-break/><text:span text:style-name="T4">pojedynczej precyzji jest niewystarczające aby otrzymać prawidłowe wyniki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c7f64" officeooo:paragraph-rsid="000c7f6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6:27:54.288329339</meta:creation-date>
    <dc:date>2017-11-12T20:03:25.941188608</dc:date>
    <meta:editing-duration>PT12M1S</meta:editing-duration>
    <meta:editing-cycles>8</meta:editing-cycles>
    <meta:generator>LibreOffice/5.3.7.2.0$Linux_X86_64 LibreOffice_project/30m0$Build-2</meta:generator>
    <meta:document-statistic meta:table-count="0" meta:image-count="0" meta:object-count="1" meta:page-count="2" meta:paragraph-count="15" meta:word-count="161" meta:character-count="1428" meta:non-whitespace-character-count="1212"/>
  </office:meta>
</office:document-meta>
</file>

<file path=Object 1/content.xml><?xml version="1.0" encoding="utf-8"?>
<math xmlns="http://www.w3.org/1998/Math/MathML" display="block">
  <semantics>
    <mrow>
      <msub>
        <mi>p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sub>
      <mrow>
        <mi mathvariant="normal">:</mi>
        <mo stretchy="false">=</mo>
        <mrow>
          <msub>
            <mi>p</mi>
            <mi>n</mi>
          </msub>
          <mo stretchy="false">+</mo>
          <msub>
            <mi mathvariant="italic">rp</mi>
            <mi>n</mi>
          </msub>
        </mrow>
      </mrow>
      <mrow>
        <mo fence="true" stretchy="false">(</mo>
        <mrow>
          <mrow>
            <mn>1</mn>
            <mi>−</mi>
            <msub>
              <mi>p</mi>
              <mi>n</mi>
            </msub>
          </mrow>
        </mrow>
        <mo fence="true" stretchy="false">)</mo>
      </mrow>
      <mi>,</mi>
      <mi mathvariant="italic">dla</mi>
      <mrow>
        <mi>n</mi>
        <mo stretchy="false">=</mo>
        <mn>0</mn>
      </mrow>
      <mi>,</mi>
      <mn>1</mn>
      <mi>,</mi>
      <mi>.</mi>
      <mi>.</mi>
      <mi>.</mi>
      <mi>,</mi>
    </mrow>
    <annotation encoding="StarMath 5.0">p_(n+1)
:=
p_n+rp_n
(1
−
p_n
)
,
dla 
 n
= 0
,
1
, . . . ,</annotation>
  </semantics>
</math>
</file>